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0" svg:font-family="0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156985" officeooo:paragraph-rsid="00156985"/>
    </style:style>
    <style:style style:name="P3" style:family="paragraph" style:parent-style-name="Standard">
      <style:paragraph-properties fo:text-align="start" style:justify-single-word="false"/>
      <style:text-properties officeooo:rsid="00156985" officeooo:paragraph-rsid="00156985"/>
    </style:style>
    <style:style style:name="T1" style:family="text">
      <style:text-properties style:font-name="0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viation from Pre-Registered Report</text:span></text:p>
      <text:p text:style-name="P1"><text:span text:style-name="T1">Given most recent developments in meta-analytical research we adapted the</text:span></text:p>
      <text:p text:style-name="P1"><text:span text:style-name="T1">procedure as follows: Firstly, instead of a more complex multi-level model, we employed a</text:span></text:p>
      <text:p text:style-name="P1"><text:span text:style-name="T1">hybrid model of RVE correction and multilevel methodology (Pustejovsky &amp; Tipton, 2021),</text:span></text:p>
      <text:p text:style-name="P1"><text:span text:style-name="T1">thereby improving efficiency and reducing risk of bias. Secondly, we followed the</text:span></text:p>
      <text:p text:style-name="P1"><text:span text:style-name="T1">publication bias detection method recommended by Fernández-Castilla et al. (2021)</text:span></text:p>
      <text:p text:style-name="P1"><text:span text:style-name="T1">instead of that by Renkewitz and Keiner (2019) although for this data set, both</text:span></text:p>
      <text:p text:style-name="Standard"><text:span text:style-name="T1">recommend the same method.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"><text:span text:style-name="T1">References </text:span></text:p>
      <text:p text:style-name="P2"><text:span text:style-name="T1"/></text:p>
      <text:p text:style-name="P3"><text:span text:style-name="T1">Fernández-Castilla, B., Declercq, L., Jamshidi, L., Beretvas, S. N., Onghena, P., &amp;</text:span></text:p>
      <text:p text:style-name="P1"><text:span text:style-name="T1">Van den Noortgate, W. (2021). Detecting Selection Bias in Meta-Analyses with</text:span></text:p>
      <text:p text:style-name="P1"><text:span text:style-name="T1">Multiple Outcomes: A Simulation Study. The Journal of Experimental</text:span></text:p>
      <text:p text:style-name="P2"><text:span text:style-name="T1">Education, 89 (1), 125–144. https://doi.org/10.1080/00220973.2019.1582470</text:span></text:p>
      <text:p text:style-name="P2"><text:span text:style-name="T1"/></text:p>
      <text:p text:style-name="P3"><text:span text:style-name="T1">Pustejovsky, J. E., &amp; Tipton, E. (2021). Meta-analysis with Robust Variance</text:span></text:p>
      <text:p text:style-name="P1"><text:span text:style-name="T1">Estimation: Expanding the Range of Working Models. Prevention Science.</text:span></text:p>
      <text:p text:style-name="P2"><text:a xlink:type="simple" xlink:href="https://doi.org/10.1007/s11121-021-01246-3" text:style-name="Internet_20_link" text:visited-style-name="Visited_20_Internet_20_Link"><text:span text:style-name="T1">https://doi.org/10.1007/s11121-021-01246-3</text:span></text:a></text:p>
      <text:p text:style-name="P2"><text:span text:style-name="T1"/></text:p>
      <text:p text:style-name="P3"><text:span text:style-name="T1">Renkewitz, F., &amp; Keiner, M. (2019). How to Detect Publication Bias in</text:span></text:p>
      <text:p text:style-name="P1"><text:span text:style-name="T1">Psychological Research: A Comparative Evaluation of Six Statistical Methods.</text:span></text:p>
      <text:p text:style-name="P1"><text:span text:style-name="T1">Zeitschrift für Psychologie, 227 (4), 261–279.</text:span></text:p>
      <text:p text:style-name="P2"><text:a xlink:type="simple" xlink:href="https://doi.org/10.1027/2151-2604/a000386" text:style-name="Internet_20_link" text:visited-style-name="Visited_20_Internet_20_Link"><text:span text:style-name="T1">https://doi.org/10.1027/2151-2604/a000386</text:span></text:a>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0" svg:font-family="0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im Schmeckenbecher</meta:initial-creator>
    <meta:creation-date>2022-01-03T10:47:13.600606548</meta:creation-date>
    <dc:date>2022-01-03T12:12:27.930922989</dc:date>
    <dc:creator>Jim Schmeckenbecher</dc:creator>
    <meta:editing-duration>PT1H10M9S</meta:editing-duration>
    <meta:editing-cycles>1</meta:editing-cycles>
    <meta:document-statistic meta:table-count="0" meta:image-count="0" meta:object-count="0" meta:page-count="1" meta:paragraph-count="20" meta:word-count="169" meta:character-count="1280" meta:non-whitespace-character-count="1132"/>
    <meta:generator>LibreOffice/7.2.4.1$MacOSX_AARCH64 LibreOffice_project/27d75539669ac387bb498e35313b970b7fe9c4f9</meta:generator>
  </office:meta>
</office:document-meta>
</file>